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e42" officeooo:paragraph-rsid="001dee42" style:font-weight-asian="bold" style:font-weight-complex="bold"/>
    </style:style>
    <style:style style:name="P2" style:family="paragraph" style:parent-style-name="Standard">
      <style:text-properties fo:font-weight="normal" officeooo:rsid="001dee42" officeooo:paragraph-rsid="001dee4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 für die Auswahl des Rewards</text:p>
      <text:p text:style-name="P1"/>
      <text:p text:style-name="P2">Das Ziel ist es die gesamte Fahrzeit zu minimieren.</text:p>
      <text:p text:style-name="P2"/>
      <text:p text:style-name="P2">Dafür sollen die Gewichte im Netzwerk möglichst klein sein, damit das Ziel schnell erreicht werden kann.</text:p>
      <text:p text:style-name="P2"/>
      <text:p text:style-name="P2">Daher ist es sinnvoll, die Autos so zu lenken, dass die Kantengewichte nur leicht ansteigen.</text:p>
      <text:p text:style-name="P2"/>
      <text:p text:style-name="P2">Um dies zu erreichen, berechnen wir bei jeder Gewichtsänderung einer Kante den Reward abhängig von der Differenz zwischen dem Alten und neuen Kantengewicht. </text:p>
      <text:p text:style-name="P2"/>
      <text:p text:style-name="P2">Wenn die Differenz hoch ist, war die Aktion schlecht. Daher ist der Reward hier ebenfalls hoch, damit das Kantengewicht größer wird und Dijkstra diese Kante nicht mehr so wahrscheinlich auswählt.</text:p>
      <text:p text:style-name="P2">Im umgekehrten Fall ist es umgekehrt (der Reward ist dann negativ)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12:12.041005287</meta:creation-date>
    <dc:date>2019-09-14T13:24:46.361147366</dc:date>
    <meta:editing-duration>PT12M37S</meta:editing-duration>
    <meta:editing-cycles>1</meta:editing-cycles>
    <meta:document-statistic meta:table-count="0" meta:image-count="0" meta:object-count="0" meta:page-count="1" meta:paragraph-count="7" meta:word-count="110" meta:character-count="698" meta:non-whitespace-character-count="594"/>
    <meta:generator>LibreOffice/6.1.6.3$Linux_X86_64 LibreOffice_project/10$Build-3</meta:generator>
  </office:meta>
</office:document-meta>
</file>